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1.4417in"/>
    </style:style>
    <style:style style:name="Table1.B" style:family="table-column">
      <style:table-column-properties style:column-width="2.5583in"/>
    </style:style>
    <style:style style:name="Table1.C" style:family="table-column">
      <style:table-column-properties style:column-width="2.93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c7fd3" officeooo:paragraph-rsid="000c7fd3"/>
    </style:style>
    <style:style style:name="P2" style:family="paragraph" style:parent-style-name="Table_20_Contents">
      <style:text-properties officeooo:rsid="000c7fd3" officeooo:paragraph-rsid="000c7fd3"/>
    </style:style>
    <style:style style:name="P3" style:family="paragraph" style:parent-style-name="Table_20_Contents" style:list-style-name="L1">
      <style:text-properties officeooo:rsid="000fa483" officeooo:paragraph-rsid="000fa483"/>
    </style:style>
    <style:style style:name="P4" style:family="paragraph" style:parent-style-name="Table_20_Contents" style:list-style-name="L2">
      <style:text-properties officeooo:rsid="000fa483" officeooo:paragraph-rsid="000fa483"/>
    </style:style>
    <style:style style:name="P5" style:family="paragraph" style:parent-style-name="Table_20_Contents" style:list-style-name="L3">
      <style:text-properties officeooo:rsid="000fa483" officeooo:paragraph-rsid="000fa483"/>
    </style:style>
    <style:style style:name="P6" style:family="paragraph" style:parent-style-name="Table_20_Contents" style:list-style-name="L1">
      <style:text-properties officeooo:rsid="00127b84" officeooo:paragraph-rsid="00127b84"/>
    </style:style>
    <style:style style:name="P7" style:family="paragraph" style:parent-style-name="Table_20_Contents" style:list-style-name="L2">
      <style:text-properties officeooo:rsid="00127b84" officeooo:paragraph-rsid="00127b84"/>
    </style:style>
    <style:style style:name="P8" style:family="paragraph" style:parent-style-name="Table_20_Contents" style:list-style-name="L3">
      <style:text-properties officeooo:rsid="00127b84" officeooo:paragraph-rsid="00127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-</text:p>
            </table:table-cell>
            <table:table-cell table:style-name="Table1.A1" office:value-type="string">
              <text:p text:style-name="P1">Negocio Tradicional</text:p>
            </table:table-cell>
            <table:table-cell table:style-name="Table1.C1" office:value-type="string">
              <text:p text:style-name="P1">Negocio Electronico</text:p>
            </table:table-cell>
          </table:table-row>
        </table:table-header-rows>
        <table:table-row>
          <table:table-cell table:style-name="Table1.A2" office:value-type="string">
            <text:p text:style-name="P2">Ventajas</text:p>
          </table:table-cell>
          <table:table-cell table:style-name="Table1.A2" office:value-type="string">
            <text:list xml:id="list7643903088428807100" text:style-name="L1">
              <text:list-item>
                <text:p text:style-name="P3">Acepta efectivo, cheque, tarjeta</text:p>
              </text:list-item>
              <text:list-item>
                <text:p text:style-name="P3">Las entregas son inmediatas</text:p>
              </text:list-item>
              <text:list-item>
                <text:p text:style-name="P6">El comprador y el vendedor estan frente a frente</text:p>
              </text:list-item>
              <text:list-item>
                <text:p text:style-name="P6">El cliente puede ver y sentir lo que esta comprando</text:p>
              </text:list-item>
            </text:list>
          </table:table-cell>
          <table:table-cell table:style-name="Table1.C2" office:value-type="string">
            <text:list xml:id="list7447538240763122756" text:style-name="L2">
              <text:list-item>
                <text:p text:style-name="P4">No tiene costos fijos</text:p>
              </text:list-item>
              <text:list-item>
                <text:p text:style-name="P7">No ocupa un inventario grande</text:p>
              </text:list-item>
              <text:list-item>
                <text:p text:style-name="P7">Sin alquileres</text:p>
              </text:list-item>
              <text:list-item>
                <text:p text:style-name="P7">Sin empleados</text:p>
              </text:list-item>
              <text:list-item>
                <text:p text:style-name="P7">No hay necesidad de tener un lugar fisico</text:p>
              </text:list-item>
              <text:list-item>
                <text:p text:style-name="P7">Puedes entrar a la tienda 24/7</text:p>
              </text:list-item>
            </text:list>
          </table:table-cell>
        </table:table-row>
        <table:table-row>
          <table:table-cell table:style-name="Table1.A2" office:value-type="string">
            <text:p text:style-name="P2">Desventajas</text:p>
          </table:table-cell>
          <table:table-cell table:style-name="Table1.A2" office:value-type="string">
            <text:list xml:id="list5270314922009508354" text:style-name="L3">
              <text:list-item>
                <text:p text:style-name="P5">Costos fijos</text:p>
              </text:list-item>
              <text:list-item>
                <text:p text:style-name="P5">Es necesario disponel de capital</text:p>
              </text:list-item>
              <text:list-item>
                <text:p text:style-name="P5">Generalmente necesita empleados</text:p>
              </text:list-item>
              <text:list-item>
                <text:p text:style-name="P8">Altos costos en imagen y publicidad</text:p>
              </text:list-item>
              <text:list-item>
                <text:p text:style-name="P8">pueden ocupar remodelacion</text:p>
              </text:list-item>
              <text:list-item>
                <text:p text:style-name="P8">Necesita un lugar fisico</text:p>
              </text:list-item>
            </text:list>
          </table:table-cell>
          <table:table-cell table:style-name="Table1.C2" office:value-type="string">
            <text:list xml:id="list204439597437795" text:continue-numbering="true" text:style-name="L3">
              <text:list-item>
                <text:p text:style-name="P5">Las entregas pueden tardar un tiempo en llegar</text:p>
              </text:list-item>
              <text:list-item>
                <text:p text:style-name="P5">No es posible pagar directamete en efectivo</text:p>
              </text:list-item>
              <text:list-item>
                <text:p text:style-name="P8">El producto es invisible para el comprador</text:p>
              </text:list-item>
              <text:list-item>
                <text:p text:style-name="P8">No todos los hogares tienen acceso a internet</text:p>
              </text:list-item>
              <text:list-item>
                <text:p text:style-name="P8">No ves directamente al comprador y/o vendedor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29:17.686445567</meta:creation-date>
    <dc:date>2016-09-07T20:44:37.872227131</dc:date>
    <meta:editing-duration>PT10M55S</meta:editing-duration>
    <meta:editing-cycles>3</meta:editing-cycles>
    <meta:generator>LibreOffice/5.2.1.2$Linux_X86_64 LibreOffice_project/20m0$Build-2</meta:generator>
    <meta:document-statistic meta:table-count="1" meta:image-count="0" meta:object-count="0" meta:page-count="1" meta:paragraph-count="26" meta:word-count="142" meta:character-count="766" meta:non-whitespace-character-count="671"/>
  </office:meta>
</office:document-meta>
</file>